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91701F7A15FD194555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9957in, 0.9071in, 14.6634in, 0.8189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a xlink:type="simple" xlink:href="https://www.coursera.org/learn/machine-learning/supplement/HuE6M/multiclass-classification-one-vs-all" text:style-name="Internet_20_link" text:visited-style-name="Visited_20_Internet_20_Link">Multiclass Classification: One-vs-all</text:a></text:h>
      <text:p text:style-name="Standard"><draw:frame draw:style-name="fr1" draw:name="Image1" text:anchor-type="paragraph" svg:x="-0.0835in" svg:y="0.0228in" svg:width="6.8598in" svg:height="4.7075in" draw:z-index="0"><draw:image xlink:href="Pictures/10000201000005560000091701F7A15FD194555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2T16:48:25.783000000</meta:creation-date>
    <meta:generator>LibreOffice/6.2.3.2$Windows_X86_64 LibreOffice_project/aecc05fe267cc68dde00352a451aa867b3b546ac</meta:generator>
    <dc:date>2019-06-02T16:50:56.367000000</dc:date>
    <meta:editing-duration>PT2M30S</meta:editing-duration>
    <meta:editing-cycles>1</meta:editing-cycles>
    <meta:document-statistic meta:table-count="0" meta:image-count="1" meta:object-count="0" meta:page-count="1" meta:paragraph-count="1" meta:word-count="3" meta:character-count="37" meta:non-whitespace-character-count="35"/>
  </office:meta>
</office:document-meta>
</file>